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ratorWrapper.equal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MemoryCache.verifyCache( Serializable 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RUMemoryCache.getStatist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LRUMemoryCache.dumpCacheEntr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teratorWrapp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MemoryCache.dump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RUMemoryCache.verifyCache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8">
            <text:p text:style-name="Table_20_Contents">8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LRUMemoryCache.remove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teratorWrappe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MemoryCache.dumpCach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MemoryCache.get( Serializable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LRUMemoryCache.ge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EntryWrapper.MapEntryWrapper( Map . Entry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EntryWrapper.equal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EntryWrapp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EntryWrappe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MemoryCache.initialize( CompositeCache hu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pEntryWrapp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MemoryCache.getKey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teratorWrappe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MemoryCache.remove( Serializable key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">
            <text:p text:style-name="Table_20_Contents">4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IteratorWrappe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MemoryCache.addLast( CacheElement 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pEntryWrapper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RUMemoryCache.update( ICacheElement c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5">
            <text:p text:style-name="Table_20_Contents">75</text:p>
          </table:table-cell>
        </table:table-row>
        <table:table-row>
          <table:table-cell office:value-type="string">
            <text:p text:style-name="Table_20_Contents">IteratorWrapper.IteratorWrapper( Map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MemoryCache.getQuiet( Serializable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RUMemoryCache.addFirst( ICacheElement 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